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1dd6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1dd6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1dd6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1dd6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1dd6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1dd6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1dd6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1dd6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1dd6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1dd6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1dd6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1dd6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1dd6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1dd6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1dd6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1dd6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1dd6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 Edwin Gabriel Maiz Jimén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0/10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92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Francisco Antonio Mai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547246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39.83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59" meta:non-whitespace-character-count="992"/>
    <meta:template xlink:type="simple" xlink:actuate="onRequest" xlink:title="Normal" xlink:href=""/>
  </office:meta>
</office:document-meta>
</file>